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1" style:family="table">
      <style:table-properties style:width="17.013cm" fo:margin-left="0cm" fo:break-before="auto" fo:break-after="auto" table:align="left" style:shadow="none"/>
    </style:style>
    <style:style style:name="表格11.A" style:family="table-column">
      <style:table-column-properties style:column-width="2.011cm"/>
    </style:style>
    <style:style style:name="表格11.B" style:family="table-column">
      <style:table-column-properties style:column-width="15.002cm"/>
    </style:style>
    <style:style style:name="表格11.A1" style:family="table-cell">
      <style:table-cell-properties fo:padding="0.097cm" fo:border="1pt ridge #000000"/>
    </style:style>
    <style:style style:name="表格11.A2" style:family="table-cell">
      <style:table-cell-properties fo:padding="0.097cm" fo:border-left="1pt ridge #000000" fo:border-right="none" fo:border-top="none" fo:border-bottom="1pt ridge #000000"/>
    </style:style>
    <style:style style:name="表格11.B2" style:family="table-cell">
      <style:table-cell-properties fo:padding="0.097cm" fo:border-left="1pt ridge #000000" fo:border-right="1pt ridge #000000" fo:border-top="none" fo:border-bottom="1pt ridge #000000"/>
    </style:style>
    <style:style style:name="表格13" style:family="table">
      <style:table-properties style:width="17.013cm" fo:margin-left="0cm" table:align="left"/>
    </style:style>
    <style:style style:name="表格13.A" style:family="table-column">
      <style:table-column-properties style:column-width="3.493cm"/>
    </style:style>
    <style:style style:name="表格13.B" style:family="table-column">
      <style:table-column-properties style:column-width="3.096cm"/>
    </style:style>
    <style:style style:name="表格13.C" style:family="table-column">
      <style:table-column-properties style:column-width="10.425cm"/>
    </style:style>
    <style:style style:name="表格13.A1" style:family="table-cell">
      <style:table-cell-properties fo:padding="0.097cm" fo:border-left="1pt ridge #000000" fo:border-right="none" fo:border-top="1pt ridge #000000" fo:border-bottom="1pt ridge #000000"/>
    </style:style>
    <style:style style:name="表格13.C1" style:family="table-cell">
      <style:table-cell-properties fo:padding="0.097cm" fo:border="1pt ridge #000000"/>
    </style:style>
    <style:style style:name="表格13.A2" style:family="table-cell">
      <style:table-cell-properties fo:padding="0.097cm" fo:border-left="1pt ridge #000000" fo:border-right="none" fo:border-top="none" fo:border-bottom="1pt ridge #000000"/>
    </style:style>
    <style:style style:name="表格13.C2" style:family="table-cell">
      <style:table-cell-properties fo:padding="0.097cm" fo:border-left="1pt ridge #000000" fo:border-right="1pt ridge #000000" fo:border-top="none" fo:border-bottom="1pt ridge #000000"/>
    </style:style>
    <style:style style:name="表格25" style:family="table">
      <style:table-properties style:width="17.013cm" fo:margin-left="0cm" table:align="left"/>
    </style:style>
    <style:style style:name="表格25.A" style:family="table-column">
      <style:table-column-properties style:column-width="5.666cm"/>
    </style:style>
    <style:style style:name="表格25.B" style:family="table-column">
      <style:table-column-properties style:column-width="1.928cm"/>
    </style:style>
    <style:style style:name="表格25.C" style:family="table-column">
      <style:table-column-properties style:column-width="9.419cm"/>
    </style:style>
    <style:style style:name="表格25.A1" style:family="table-cell">
      <style:table-cell-properties fo:padding="0.097cm" fo:border-left="1pt ridge #000000" fo:border-right="none" fo:border-top="1pt ridge #000000" fo:border-bottom="1pt ridge #000000"/>
    </style:style>
    <style:style style:name="表格25.C1" style:family="table-cell">
      <style:table-cell-properties fo:padding="0.097cm" fo:border="1pt ridge #000000"/>
    </style:style>
    <style:style style:name="表格25.A2" style:family="table-cell">
      <style:table-cell-properties fo:padding="0.097cm" fo:border-left="1pt ridge #000000" fo:border-right="none" fo:border-top="none" fo:border-bottom="1pt ridge #000000"/>
    </style:style>
    <style:style style:name="表格25.C2" style:family="table-cell">
      <style:table-cell-properties fo:padding="0.097cm" fo:border-left="1pt ridge #000000" fo:border-right="1pt ridge #000000" fo:border-top="none" fo:border-bottom="1pt ridge #000000"/>
    </style:style>
    <style:style style:name="表格26" style:family="table">
      <style:table-properties style:width="17.013cm" fo:margin-left="0cm" table:align="left"/>
    </style:style>
    <style:style style:name="表格26.A" style:family="table-column">
      <style:table-column-properties style:column-width="5.666cm"/>
    </style:style>
    <style:style style:name="表格26.B" style:family="table-column">
      <style:table-column-properties style:column-width="1.928cm"/>
    </style:style>
    <style:style style:name="表格26.C" style:family="table-column">
      <style:table-column-properties style:column-width="9.419cm"/>
    </style:style>
    <style:style style:name="表格26.A1" style:family="table-cell">
      <style:table-cell-properties fo:padding="0.097cm" fo:border-left="1pt ridge #000000" fo:border-right="none" fo:border-top="1pt ridge #000000" fo:border-bottom="1pt ridge #000000"/>
    </style:style>
    <style:style style:name="表格26.C1" style:family="table-cell">
      <style:table-cell-properties fo:padding="0.097cm" fo:border="1pt ridge #000000"/>
    </style:style>
    <style:style style:name="表格26.A2" style:family="table-cell">
      <style:table-cell-properties fo:padding="0.097cm" fo:border-left="1pt ridge #000000" fo:border-right="none" fo:border-top="none" fo:border-bottom="1pt ridge #000000"/>
    </style:style>
    <style:style style:name="表格26.C2" style:family="table-cell">
      <style:table-cell-properties fo:padding="0.097cm" fo:border-left="1pt ridge #000000" fo:border-right="1pt ridge #000000" fo:border-top="none" fo:border-bottom="1pt ridge #000000"/>
    </style:style>
    <style:style style:name="表格27" style:family="table">
      <style:table-properties style:width="17.013cm" fo:margin-left="0cm" table:align="left"/>
    </style:style>
    <style:style style:name="表格27.A" style:family="table-column">
      <style:table-column-properties style:column-width="5.666cm"/>
    </style:style>
    <style:style style:name="表格27.B" style:family="table-column">
      <style:table-column-properties style:column-width="1.928cm"/>
    </style:style>
    <style:style style:name="表格27.C" style:family="table-column">
      <style:table-column-properties style:column-width="9.419cm"/>
    </style:style>
    <style:style style:name="表格27.A1" style:family="table-cell">
      <style:table-cell-properties fo:padding="0.097cm" fo:border-left="1pt ridge #000000" fo:border-right="none" fo:border-top="1pt ridge #000000" fo:border-bottom="1pt ridge #000000"/>
    </style:style>
    <style:style style:name="表格27.C1" style:family="table-cell">
      <style:table-cell-properties fo:padding="0.097cm" fo:border="1pt ridge #000000"/>
    </style:style>
    <style:style style:name="表格27.A2" style:family="table-cell">
      <style:table-cell-properties fo:padding="0.097cm" fo:border-left="1pt ridge #000000" fo:border-right="none" fo:border-top="none" fo:border-bottom="1pt ridge #000000"/>
    </style:style>
    <style:style style:name="表格27.C2" style:family="table-cell">
      <style:table-cell-properties fo:padding="0.097cm" fo:border-left="1pt ridge #000000" fo:border-right="1pt ridge #000000" fo:border-top="none" fo:border-bottom="1pt ridge #000000"/>
    </style:style>
    <style:style style:name="表格2" style:family="table">
      <style:table-properties style:width="17.013cm" fo:margin-left="0cm" table:align="left"/>
    </style:style>
    <style:style style:name="表格2.A" style:family="table-column">
      <style:table-column-properties style:column-width="5.666cm"/>
    </style:style>
    <style:style style:name="表格2.B" style:family="table-column">
      <style:table-column-properties style:column-width="1.928cm"/>
    </style:style>
    <style:style style:name="表格2.C" style:family="table-column">
      <style:table-column-properties style:column-width="9.419cm"/>
    </style:style>
    <style:style style:name="表格2.A1" style:family="table-cell">
      <style:table-cell-properties fo:padding="0.097cm" fo:border-left="1pt ridge #000000" fo:border-right="none" fo:border-top="1pt ridge #000000" fo:border-bottom="1pt ridge #000000"/>
    </style:style>
    <style:style style:name="表格2.C1" style:family="table-cell">
      <style:table-cell-properties fo:padding="0.097cm" fo:border="1pt ridge #000000"/>
    </style:style>
    <style:style style:name="表格2.A2" style:family="table-cell">
      <style:table-cell-properties fo:padding="0.097cm" fo:border-left="1pt ridge #000000" fo:border-right="none" fo:border-top="none" fo:border-bottom="1pt ridge #000000"/>
    </style:style>
    <style:style style:name="表格2.C2" style:family="table-cell">
      <style:table-cell-properties fo:padding="0.097cm" fo:border-left="1pt ridge #000000" fo:border-right="1pt ridge #000000" fo:border-top="none" fo:border-bottom="1pt ridge #000000"/>
    </style:style>
    <style:style style:name="表格3" style:family="table">
      <style:table-properties style:width="17.013cm" fo:margin-left="0cm" table:align="left"/>
    </style:style>
    <style:style style:name="表格3.A" style:family="table-column">
      <style:table-column-properties style:column-width="5.666cm"/>
    </style:style>
    <style:style style:name="表格3.B" style:family="table-column">
      <style:table-column-properties style:column-width="1.928cm"/>
    </style:style>
    <style:style style:name="表格3.C" style:family="table-column">
      <style:table-column-properties style:column-width="9.419cm"/>
    </style:style>
    <style:style style:name="表格3.A1" style:family="table-cell">
      <style:table-cell-properties fo:padding="0.097cm" fo:border-left="1pt ridge #000000" fo:border-right="none" fo:border-top="1pt ridge #000000" fo:border-bottom="1pt ridge #000000"/>
    </style:style>
    <style:style style:name="表格3.C1" style:family="table-cell">
      <style:table-cell-properties fo:padding="0.097cm" fo:border="1pt ridge #000000"/>
    </style:style>
    <style:style style:name="表格3.A2" style:family="table-cell">
      <style:table-cell-properties fo:padding="0.097cm" fo:border-left="1pt ridge #000000" fo:border-right="none" fo:border-top="none" fo:border-bottom="1pt ridge #000000"/>
    </style:style>
    <style:style style:name="表格3.C2" style:family="table-cell">
      <style:table-cell-properties fo:padding="0.097cm" fo:border-left="1pt ridge #000000" fo:border-right="1pt ridge #000000" fo:border-top="none" fo:border-bottom="1pt ridge #000000"/>
    </style:style>
    <style:style style:name="表格4" style:family="table">
      <style:table-properties style:width="17.013cm" fo:margin-left="0cm" table:align="left"/>
    </style:style>
    <style:style style:name="表格4.A" style:family="table-column">
      <style:table-column-properties style:column-width="5.666cm"/>
    </style:style>
    <style:style style:name="表格4.B" style:family="table-column">
      <style:table-column-properties style:column-width="1.928cm"/>
    </style:style>
    <style:style style:name="表格4.C" style:family="table-column">
      <style:table-column-properties style:column-width="9.419cm"/>
    </style:style>
    <style:style style:name="表格4.A1" style:family="table-cell">
      <style:table-cell-properties fo:padding="0.097cm" fo:border-left="1pt ridge #000000" fo:border-right="none" fo:border-top="1pt ridge #000000" fo:border-bottom="1pt ridge #000000"/>
    </style:style>
    <style:style style:name="表格4.C1" style:family="table-cell">
      <style:table-cell-properties fo:padding="0.097cm" fo:border="1pt ridge #000000"/>
    </style:style>
    <style:style style:name="表格4.A2" style:family="table-cell">
      <style:table-cell-properties fo:padding="0.097cm" fo:border-left="1pt ridge #000000" fo:border-right="none" fo:border-top="none" fo:border-bottom="1pt ridge #000000"/>
    </style:style>
    <style:style style:name="表格4.C2" style:family="table-cell">
      <style:table-cell-properties fo:padding="0.097cm" fo:border-left="1pt ridge #000000" fo:border-right="1pt ridge #000000" fo:border-top="none" fo:border-bottom="1pt ridge #000000"/>
    </style:style>
    <style:style style:name="P1" style:family="paragraph" style:parent-style-name="Standard">
      <style:text-properties officeooo:paragraph-rsid="0013a955"/>
    </style:style>
    <style:style style:name="P2" style:family="paragraph" style:parent-style-name="Standard">
      <style:text-properties officeooo:rsid="0047a717" officeooo:paragraph-rsid="004b0ccd" style:language-asian="zh" style:country-asian="CN"/>
    </style:style>
    <style:style style:name="P3" style:family="paragraph" style:parent-style-name="Standard">
      <style:text-properties officeooo:paragraph-rsid="010a59a0"/>
    </style:style>
    <style:style style:name="P4" style:family="paragraph" style:parent-style-name="Standard">
      <style:text-properties officeooo:paragraph-rsid="0128bca5"/>
    </style:style>
    <style:style style:name="P5" style:family="paragraph" style:parent-style-name="Text_20_body">
      <style:text-properties officeooo:paragraph-rsid="00163db6"/>
    </style:style>
    <style:style style:name="P6" style:family="paragraph" style:parent-style-name="Text_20_body">
      <style:text-properties officeooo:paragraph-rsid="00163db6" style:language-asian="zh" style:country-asian="CN"/>
    </style:style>
    <style:style style:name="P7" style:family="paragraph" style:parent-style-name="Text_20_body">
      <style:text-properties officeooo:rsid="0047a717" officeooo:paragraph-rsid="0047a717" style:language-asian="zh" style:country-asian="CN"/>
    </style:style>
    <style:style style:name="P8" style:family="paragraph" style:parent-style-name="Text_20_body">
      <style:text-properties officeooo:rsid="00983fb4" officeooo:paragraph-rsid="002ce2ec" style:language-asian="zh" style:country-asian="CN"/>
    </style:style>
    <style:style style:name="P9" style:family="paragraph" style:parent-style-name="Table_20_Contents">
      <style:paragraph-properties fo:text-align="center" style:justify-single-word="false"/>
      <style:text-properties officeooo:paragraph-rsid="010a59a0"/>
    </style:style>
    <style:style style:name="P10" style:family="paragraph" style:parent-style-name="Table_20_Contents">
      <style:paragraph-properties fo:text-align="center" style:justify-single-word="false"/>
      <style:text-properties officeooo:paragraph-rsid="0128bca5"/>
    </style:style>
    <style:style style:name="P11" style:family="paragraph" style:parent-style-name="Table_20_Contents">
      <style:paragraph-properties fo:text-align="center" style:justify-single-word="false"/>
      <style:text-properties officeooo:rsid="004b0ccd" officeooo:paragraph-rsid="004b0ccd" style:language-asian="zh" style:country-asian="CN"/>
    </style:style>
    <style:style style:name="P12" style:family="paragraph" style:parent-style-name="Table_20_Contents">
      <style:paragraph-properties fo:text-align="center" style:justify-single-word="false"/>
      <style:text-properties officeooo:paragraph-rsid="004b0ccd" style:language-asian="zh" style:country-asian="CN"/>
    </style:style>
    <style:style style:name="P13" style:family="paragraph" style:parent-style-name="Table_20_Contents">
      <style:text-properties officeooo:rsid="00b6d3ca" officeooo:paragraph-rsid="010a59a0" style:language-asian="zh" style:country-asian="CN"/>
    </style:style>
    <style:style style:name="P14" style:family="paragraph" style:parent-style-name="Table_20_Contents">
      <style:text-properties officeooo:rsid="00b6d3ca" officeooo:paragraph-rsid="0128bca5" style:language-asian="zh" style:country-asian="CN"/>
    </style:style>
    <style:style style:name="P15" style:family="paragraph" style:parent-style-name="Table_20_Contents">
      <style:paragraph-properties fo:text-align="center" style:justify-single-word="false"/>
      <style:text-properties officeooo:rsid="013143b1" officeooo:paragraph-rsid="013143b1" style:language-asian="zh" style:country-asian="CN"/>
    </style:style>
    <style:style style:name="P16" style:family="paragraph" style:parent-style-name="Table_20_Contents">
      <style:text-properties officeooo:paragraph-rsid="004b0ccd"/>
    </style:style>
    <style:style style:name="P17" style:family="paragraph" style:parent-style-name="Table_20_Contents">
      <style:text-properties officeooo:paragraph-rsid="010a59a0"/>
    </style:style>
    <style:style style:name="P18" style:family="paragraph" style:parent-style-name="Table_20_Contents">
      <style:text-properties officeooo:paragraph-rsid="0128bca5"/>
    </style:style>
    <style:style style:name="P19" style:family="paragraph" style:parent-style-name="Table_20_Contents">
      <style:text-properties fo:language="en" fo:country="US" officeooo:rsid="013143b1" officeooo:paragraph-rsid="013143b1"/>
    </style:style>
    <style:style style:name="P20" style:family="paragraph" style:parent-style-name="Table_20_Contents">
      <style:text-properties fo:language="en" fo:country="US" officeooo:rsid="013143b1" officeooo:paragraph-rsid="013513b4"/>
    </style:style>
    <style:style style:name="P21" style:family="paragraph" style:parent-style-name="Table_20_Contents">
      <style:text-properties fo:language="en" fo:country="US" officeooo:rsid="013513b4" officeooo:paragraph-rsid="013513b4"/>
    </style:style>
    <style:style style:name="P22" style:family="paragraph" style:parent-style-name="Table_20_Contents">
      <style:paragraph-properties fo:break-before="page"/>
    </style:style>
    <style:style style:name="P23" style:family="paragraph" style:parent-style-name="Table_20_Contents">
      <loext:graphic-properties draw:fill="none"/>
      <style:paragraph-properties fo:margin-left="0.101cm" fo:margin-right="0cm" fo:text-indent="0cm" style:auto-text-indent="false" fo:break-before="page" fo:background-color="transparent" text:number-lines="false" text:line-number="0"/>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7f3477" officeooo:paragraph-rsid="0128bca5" style:language-asian="zh" style:country-asian="CN"/>
    </style:style>
    <style:style style:name="P26" style:family="paragraph" style:parent-style-name="Heading_20_3">
      <style:text-properties officeooo:paragraph-rsid="012a6fbb"/>
    </style:style>
    <style:style style:name="P27" style:family="paragraph" style:parent-style-name="Heading_20_3">
      <style:text-properties officeooo:rsid="0022880c" officeooo:paragraph-rsid="00823cb3" style:language-asian="zh" style:country-asian="CN"/>
    </style:style>
    <style:style style:name="P28" style:family="paragraph" style:parent-style-name="Heading_20_3">
      <style:text-properties officeooo:paragraph-rsid="0094254c"/>
    </style:style>
    <style:style style:name="P29" style:family="paragraph" style:parent-style-name="Heading_20_2">
      <style:text-properties officeooo:paragraph-rsid="0024f96a"/>
    </style:style>
    <style:style style:name="P30" style:family="paragraph" style:parent-style-name="Heading_20_2">
      <style:text-properties officeooo:rsid="0022880c" officeooo:paragraph-rsid="0024f96a" style:language-asian="zh" style:country-asian="CN"/>
    </style:style>
    <style:style style:name="P31" style:family="paragraph" style:parent-style-name="Heading_20_2">
      <style:text-properties officeooo:rsid="0030a636" officeooo:paragraph-rsid="0128bca5" style:language-asian="zh" style:country-asian="CN"/>
    </style:style>
    <style:style style:name="P32" style:family="paragraph" style:parent-style-name="Heading_20_2">
      <style:text-properties officeooo:paragraph-rsid="0128bca5"/>
    </style:style>
    <style:style style:name="P33" style:family="paragraph" style:parent-style-name="Heading_20_2">
      <style:paragraph-properties fo:break-before="page"/>
      <style:text-properties officeooo:rsid="0030a636" officeooo:paragraph-rsid="0128bca5" style:language-asian="zh" style:country-asian="CN"/>
    </style:style>
    <style:style style:name="P34" style:family="paragraph" style:parent-style-name="Table_20_Contents" style:list-style-name="L1">
      <style:text-properties officeooo:rsid="012b4232" officeooo:paragraph-rsid="012b4232" style:language-asian="zh" style:country-asian="CN"/>
    </style:style>
    <style:style style:name="P35" style:family="paragraph" style:parent-style-name="Table_20_Contents" style:list-style-name="L3">
      <style:text-properties officeooo:rsid="01342407" officeooo:paragraph-rsid="01348e0f" style:language-asian="zh" style:country-asian="CN"/>
    </style:style>
    <style:style style:name="P36" style:family="paragraph" style:parent-style-name="Table_20_Contents" style:list-style-name="L3">
      <style:text-properties officeooo:rsid="013513b4" officeooo:paragraph-rsid="013513b4" style:language-asian="zh" style:country-asian="CN"/>
    </style:style>
    <style:style style:name="P37" style:family="paragraph" style:parent-style-name="Table_20_Contents" style:list-style-name="L3">
      <style:text-properties officeooo:rsid="0137c566" officeooo:paragraph-rsid="013513b4" style:language-asian="zh" style:country-asian="CN"/>
    </style:style>
    <style:style style:name="P38" style:family="paragraph" style:parent-style-name="Table_20_Contents" style:list-style-name="L1">
      <style:paragraph-properties fo:break-before="page"/>
      <style:text-properties officeooo:rsid="012b4232" officeooo:paragraph-rsid="012b4232" style:language-asian="zh" style:country-asian="CN"/>
    </style:style>
    <style:style style:name="P39" style:family="paragraph" style:parent-style-name="Table_20_Contents" style:list-style-name="L3">
      <style:paragraph-properties fo:break-before="page"/>
      <style:text-properties officeooo:rsid="012b4232" officeooo:paragraph-rsid="013513b4" style:language-asian="zh" style:country-asian="CN"/>
    </style:style>
    <style:style style:name="P40" style:family="paragraph" style:parent-style-name="Table_20_Contents" style:list-style-name="L2">
      <style:paragraph-properties fo:break-before="page"/>
      <style:text-properties officeooo:rsid="00cb4423" style:language-asian="zh" style:country-asian="CN"/>
    </style:style>
    <style:style style:name="P41" style:family="paragraph" style:parent-style-name="Table_20_Contents" style:list-style-name="L3">
      <style:paragraph-properties fo:break-before="page"/>
      <style:text-properties officeooo:rsid="013086d2" officeooo:paragraph-rsid="01348e0f" style:language-asian="zh" style:country-asian="CN"/>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4">
      <style:text-properties officeooo:paragraph-rsid="010a59a0"/>
    </style:style>
    <style:style style:name="P44" style:family="paragraph" style:parent-style-name="Heading_20_4">
      <style:text-properties officeooo:paragraph-rsid="0128bca5"/>
    </style:style>
    <style:style style:name="P45" style:family="paragraph" style:parent-style-name="Text_20_body" style:list-style-name="L4">
      <style:text-properties officeooo:paragraph-rsid="0024f96a"/>
    </style:style>
    <style:style style:name="P46" style:family="paragraph" style:parent-style-name="Text_20_body" style:list-style-name="L5">
      <style:text-properties officeooo:rsid="0086ce29" style:language-asian="zh" style:country-asian="CN"/>
    </style:style>
    <style:style style:name="P47" style:family="paragraph" style:parent-style-name="Text_20_body" style:list-style-name="L6">
      <style:text-properties officeooo:paragraph-rsid="0034d758" style:language-asian="zh" style:country-asian="CN"/>
    </style:style>
    <style:style style:name="P48" style:family="paragraph" style:parent-style-name="Text_20_body" style:list-style-name="L5">
      <style:text-properties officeooo:rsid="0132686a" officeooo:paragraph-rsid="0132686a" style:language-asian="zh" style:country-asian="CN"/>
    </style:style>
    <style:style style:name="P49" style:family="paragraph" style:parent-style-name="Text_20_body" style:list-style-name="L6">
      <style:text-properties officeooo:rsid="0022880c" officeooo:paragraph-rsid="00cf8016" style:language-asian="zh" style:country-asian="CN"/>
    </style:style>
    <style:style style:name="P50" style:family="paragraph" style:parent-style-name="Text_20_body" style:list-style-name="L7">
      <style:text-properties officeooo:paragraph-rsid="00823cb3"/>
    </style:style>
    <style:style style:name="P51" style:family="paragraph" style:parent-style-name="Text_20_body" style:list-style-name="L8">
      <style:text-properties style:use-window-font-color="true" officeooo:rsid="01228538" officeooo:paragraph-rsid="0034d758" style:language-asian="zh" style:country-asian="CN"/>
    </style:style>
    <style:style style:name="P52" style:family="paragraph" style:parent-style-name="Text_20_body" style:list-style-name="L10">
      <style:text-properties style:use-window-font-color="true" officeooo:rsid="00d10ce4" officeooo:paragraph-rsid="007c3523" style:language-asian="zh" style:country-asian="CN"/>
    </style:style>
    <style:style style:name="P53" style:family="paragraph" style:parent-style-name="Text_20_body" style:list-style-name="L9">
      <style:text-properties officeooo:rsid="002ce2ec" officeooo:paragraph-rsid="002ce2ec"/>
    </style:style>
    <style:style style:name="P54" style:family="paragraph" style:parent-style-name="Text_20_body" style:list-style-name="L3">
      <style:paragraph-properties fo:break-before="page"/>
      <style:text-properties officeooo:rsid="0048db2f" officeooo:paragraph-rsid="004b0ccd" style:language-asian="zh" style:country-asian="CN"/>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language-asian="zh" style:country-asian="CN"/>
    </style:style>
    <style:style style:name="T2" style:family="text">
      <style:text-properties officeooo:rsid="0099ff37" style:language-asian="zh" style:country-asian="CN"/>
    </style:style>
    <style:style style:name="T3" style:family="text">
      <style:text-properties officeooo:rsid="012b4232" style:language-asian="zh" style:country-asian="CN"/>
    </style:style>
    <style:style style:name="T4" style:family="text">
      <style:text-properties officeooo:rsid="0036edcd"/>
    </style:style>
    <style:style style:name="T5" style:family="text">
      <style:text-properties fo:font-style="normal" style:font-style-asian="normal" style:font-style-complex="normal"/>
    </style:style>
    <style:style style:name="T6" style:family="text">
      <style:text-properties fo:font-style="normal" style:language-asian="zh" style:country-asian="CN" style:font-style-asian="normal" style:font-style-complex="normal"/>
    </style:style>
    <style:style style:name="T7" style:family="text">
      <style:text-properties fo:font-style="normal" officeooo:rsid="00983fb4" style:language-asian="zh" style:country-asian="CN" style:font-style-asian="normal" style:font-style-complex="normal"/>
    </style:style>
    <style:style style:name="T8" style:family="text">
      <style:text-properties fo:font-style="normal" officeooo:rsid="012a6fbb" style:language-asian="zh" style:country-asian="CN" style:font-style-asian="normal" style:font-style-complex="normal"/>
    </style:style>
    <style:style style:name="T9" style:family="text">
      <style:text-properties officeooo:rsid="008d73f9"/>
    </style:style>
    <style:style style:name="T10" style:family="text">
      <style:text-properties officeooo:rsid="012d035d"/>
    </style:style>
    <style:style style:name="T11" style:family="text">
      <style:text-properties officeooo:rsid="012d98a2"/>
    </style:style>
    <style:style style:name="T12" style:family="text">
      <style:text-properties officeooo:rsid="0135ea2a"/>
    </style:style>
    <style:style style:name="T13" style:family="text">
      <style:text-properties officeooo:rsid="0139cd4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year number:style="long"/>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42"><text:a xlink:type="simple" xlink:href="#__RefHeading___Toc107_1048858440" text:style-name="Index_20_Link" text:visited-style-name="Index_20_Link">第1条版本定义<text:tab/>2</text:a></text:p>
          <text:p text:style-name="P42"><text:a xlink:type="simple" xlink:href="#__RefHeading___Toc684_2087217759" text:style-name="Index_20_Link" text:visited-style-name="Index_20_Link">第2条日志<text:tab/>3</text:a></text:p>
          <text:p text:style-name="P42"><text:a xlink:type="simple" xlink:href="#__RefHeading___Toc83_2009966291" text:style-name="Index_20_Link" text:visited-style-name="Index_20_Link">第3条计划功能<text:tab/>4</text:a></text:p>
          <text:p text:style-name="P56"><text:a xlink:type="simple" xlink:href="#__RefHeading___Toc85_2009966291" text:style-name="Index_20_Link" text:visited-style-name="Index_20_Link">节3.1.正式版本目标<text:tab/>4</text:a></text:p>
          <text:p text:style-name="P56"><text:a xlink:type="simple" xlink:href="#__RefHeading___Toc87_2009966291" text:style-name="Index_20_Link" text:visited-style-name="Index_20_Link">节3.2.新增功能目标<text:tab/>4</text:a></text:p>
          <text:p text:style-name="P55"><text:a xlink:type="simple" xlink:href="#__RefHeading___Toc1531_99736836" text:style-name="Index_20_Link" text:visited-style-name="Index_20_Link">(a)</text:a><text:a xlink:type="simple" xlink:href="#__RefHeading___Toc1531_99736836" text:style-name="Index_20_Link" text:visited-style-name="Index_20_Link"><text:span text:style-name="T5">Arduino</text:span></text:a><text:a xlink:type="simple" xlink:href="#__RefHeading___Toc1531_99736836" text:style-name="Index_20_Link" text:visited-style-name="Index_20_Link"><text:span text:style-name="T5"> </text:span></text:a><text:a xlink:type="simple" xlink:href="#__RefHeading___Toc1531_99736836" text:style-name="Index_20_Link" text:visited-style-name="Index_20_Link"><text:span text:style-name="T5">Project</text:span></text:a><text:a xlink:type="simple" xlink:href="#__RefHeading___Toc1531_99736836" text:style-name="Index_20_Link" text:visited-style-name="Index_20_Link"><text:tab/>4</text:a></text:p>
          <text:p text:style-name="P55"><text:a xlink:type="simple" xlink:href="#__RefHeading___Toc1725_869083392" text:style-name="Index_20_Link" text:visited-style-name="Index_20_Link">(b)脚本代码<text:tab/>4</text:a></text:p>
          <text:p text:style-name="P56"><text:a xlink:type="simple" xlink:href="#__RefHeading___Toc89_2009966291" text:style-name="Index_20_Link" text:visited-style-name="Index_20_Link">节3.3.修正目标<text:tab/>4</text:a></text:p>
          <text:p text:style-name="P55"><text:a xlink:type="simple" xlink:href="#__RefHeading___Toc1727_869083392" text:style-name="Index_20_Link" text:visited-style-name="Index_20_Link">(a)</text:a><text:a xlink:type="simple" xlink:href="#__RefHeading___Toc1727_869083392" text:style-name="Index_20_Link" text:visited-style-name="Index_20_Link"><text:span text:style-name="T5">Arduino</text:span></text:a><text:a xlink:type="simple" xlink:href="#__RefHeading___Toc1727_869083392" text:style-name="Index_20_Link" text:visited-style-name="Index_20_Link">工程<text:tab/>4</text:a></text:p>
          <text:p text:style-name="P55"><text:a xlink:type="simple" xlink:href="#__RefHeading___Toc1729_869083392" text:style-name="Index_20_Link" text:visited-style-name="Index_20_Link">(b)脚本代码<text:tab/>4</text:a></text:p>
          <text:p text:style-name="P56"><text:a xlink:type="simple" xlink:href="#__RefHeading___Toc91_2009966291" text:style-name="Index_20_Link" text:visited-style-name="Index_20_Link">节3.4.未定义<text:tab/>4</text:a></text:p>
          <text:p text:style-name="P56"><text:a xlink:type="simple" xlink:href="#__RefHeading___Toc1054_81647745" text:style-name="Index_20_Link" text:visited-style-name="Index_20_Link">节3.5.已完成<text:tab/>5</text:a></text:p>
          <text:p text:style-name="P55"><text:a xlink:type="simple" xlink:href="#__RefHeading___Toc1533_99736836" text:style-name="Index_20_Link" text:visited-style-name="Index_20_Link">(a)</text:a><text:a xlink:type="simple" xlink:href="#__RefHeading___Toc1533_99736836" text:style-name="Index_20_Link" text:visited-style-name="Index_20_Link"><text:span text:style-name="T5">Arduino </text:span></text:a><text:a xlink:type="simple" xlink:href="#__RefHeading___Toc1533_99736836" text:style-name="Index_20_Link" text:visited-style-name="Index_20_Link"><text:span text:style-name="T5">Project</text:span></text:a><text:a xlink:type="simple" xlink:href="#__RefHeading___Toc1533_99736836" text:style-name="Index_20_Link" text:visited-style-name="Index_20_Link"><text:tab/>5</text:a></text:p>
          <text:p text:style-name="P55"><text:a xlink:type="simple" xlink:href="#__RefHeading___Toc1725_8690833921" text:style-name="Index_20_Link" text:visited-style-name="Index_20_Link">(b)脚本代码<text:tab/>5</text:a></text:p>
          <text:p text:style-name="P57"><text:a xlink:type="simple" xlink:href="#__RefHeading___Toc1056_81647745" text:style-name="Index_20_Link" text:visited-style-name="Index_20_Link"><text:s/>① 功能<text:tab/>5</text:a></text:p>
          <text:p text:style-name="P57"><text:a xlink:type="simple" xlink:href="#__RefHeading___Toc1058_81647745" text:style-name="Index_20_Link" text:visited-style-name="Index_20_Link"><text:s/>② 修正<text:tab/>5</text:a></text:p>
          <text:p text:style-name="P42"><text:a xlink:type="simple" xlink:href="#__RefHeading___Toc2250_1554858174" text:style-name="Index_20_Link" text:visited-style-name="Index_20_Link">第4条脚本代码<text:tab/>6</text:a></text:p>
          <text:p text:style-name="P56"><text:a xlink:type="simple" xlink:href="#__RefHeading___Toc2252_1554858174" text:style-name="Index_20_Link" text:visited-style-name="Index_20_Link">节4.1.(Script Name)<text:tab/>6</text:a></text:p>
          <text:p text:style-name="P57"><text:a xlink:type="simple" xlink:href="#__RefHeading___Toc111_2009966291213011" text:style-name="Index_20_Link" text:visited-style-name="Index_20_Link"><text:s/>① 正式版本<text:tab/>6</text:a></text:p>
          <text:p text:style-name="P57"><text:a xlink:type="simple" xlink:href="#__RefHeading___Toc113_2009966291223111" text:style-name="Index_20_Link" text:visited-style-name="Index_20_Link"><text:s/>② 新增功能<text:tab/>6</text:a></text:p>
          <text:p text:style-name="P57"><text:a xlink:type="simple" xlink:href="#__RefHeading___Toc115_2009966291233211" text:style-name="Index_20_Link" text:visited-style-name="Index_20_Link"><text:s/>③ 修正<text:tab/>6</text:a></text:p>
          <text:p text:style-name="P56"><text:a xlink:type="simple" xlink:href="#__RefHeading___Toc2254_1554858174" text:style-name="Index_20_Link" text:visited-style-name="Index_20_Link">节4.2.(Script Name)<text:tab/>7</text:a></text:p>
          <text:p text:style-name="P57"><text:a xlink:type="simple" xlink:href="#__RefHeading___Toc111_20099662912130111" text:style-name="Index_20_Link" text:visited-style-name="Index_20_Link"><text:s/>① 正式版本<text:tab/>7</text:a></text:p>
          <text:p text:style-name="P57"><text:a xlink:type="simple" xlink:href="#__RefHeading___Toc113_20099662912231111" text:style-name="Index_20_Link" text:visited-style-name="Index_20_Link"><text:s/>② 新增功能<text:tab/>7</text:a></text:p>
          <text:p text:style-name="P57"><text:a xlink:type="simple" xlink:href="#__RefHeading___Toc115_20099662912332111" text:style-name="Index_20_Link" text:visited-style-name="Index_20_Link"><text:s/>③ 修正<text:tab/>7</text:a></text:p>
        </text:index-body>
      </text:table-of-content>
      <text:p text:style-name="Standard"/>
      <text:p text:style-name="P1"/>
      <text:h text:style-name="P24" text:outline-level="1"><text:bookmark-start text:name="__RefHeading___Toc107_1048858440"/>版本定义<text:bookmark-end text:name="__RefHeading___Toc107_1048858440"/></text:h>
      <text:p text:style-name="P5"/>
      <table:table table:name="表格1" table:style-name="表格1">
        <table:table-column table:style-name="表格1.A" table:number-columns-repeated="3"/>
        <table:table-row>
          <table:table-cell table:style-name="表格1.A1" office:value-type="string">
            <text:p text:style-name="P5">0.</text:p>
          </table:table-cell>
          <table:table-cell table:style-name="表格1.A1" office:value-type="string">
            <text:p text:style-name="P5">0<text:span text:style-name="T1">.</text:span></text:p>
          </table:table-cell>
          <table:table-cell table:style-name="表格1.C1" office:value-type="string">
            <text:p text:style-name="P5">0</text:p>
          </table:table-cell>
        </table:table-row>
        <table:table-row>
          <table:table-cell table:style-name="表格1.A2" office:value-type="string">
            <text:p text:style-name="P5">正式版本</text:p>
          </table:table-cell>
          <table:table-cell table:style-name="表格1.A2" office:value-type="string">
            <text:p text:style-name="P5">新功能</text:p>
          </table:table-cell>
          <table:table-cell table:style-name="表格1.C2" office:value-type="string">
            <text:p text:style-name="P5">修改功能块、修正bug</text:p>
          </table:table-cell>
        </table:table-row>
      </table:table>
      <text:p text:style-name="P5"/>
      <text:p text:style-name="P5">涉及修改已存运行正常代码时需另立版本</text:p>
      <text:p text:style-name="P5"/>
      <text:h text:style-name="P24" text:outline-level="1"><text:bookmark-start text:name="__RefHeading___Toc684_2087217759"/>日志<text:bookmark-end text:name="__RefHeading___Toc684_2087217759"/></text:h>
      <table:table table:name="表格11" table:style-name="表格11">
        <table:table-column table:style-name="表格11.A"/>
        <table:table-column table:style-name="表格11.B"/>
        <table:table-row>
          <table:table-cell table:style-name="表格11.A1" table:number-columns-spanned="2" office:value-type="string">
            <text:p text:style-name="P11">正在更新备忘</text:p>
          </table:table-cell>
          <table:covered-table-cell/>
        </table:table-row>
        <table:table-row>
          <table:table-cell table:style-name="表格11.A2" office:value-type="string">
            <text:p text:style-name="P23"><text:span text:style-name="T3">Arduino</text:span><text:span text:style-name="T9"> </text:span><text:span text:style-name="T2">Project</text:span></text:p>
          </table:table-cell>
          <table:table-cell table:style-name="表格11.B2" office:value-type="string">
            <text:list xml:id="list8479484880543885618" text:style-name="L1">
              <text:list-item>
                <text:p text:style-name="P38">修改解析<text:span text:style-name="T13">规则，电机速度和全局速度改为接受定点小数后两位。应当还是接受整数，不过要多除100形成定点小数。这样缓存数组应由5位改为7位。</text:span></text:p>
              </text:list-item>
              <text:list-item>
                <text:p text:style-name="P34">修改电机控制规则，负数速度改变继电器使电机反转。</text:p>
              </text:list-item>
            </text:list>
          </table:table-cell>
        </table:table-row>
        <table:table-row>
          <table:table-cell table:style-name="表格11.A2" office:value-type="string">
            <text:p text:style-name="P22">脚本</text:p>
          </table:table-cell>
          <table:table-cell table:style-name="表格11.B2" office:value-type="string">
            <text:list xml:id="list5088546312483159622" text:style-name="L2">
              <text:list-item>
                <text:p text:style-name="P40"/>
              </text:list-item>
            </text:list>
          </table:table-cell>
        </table:table-row>
      </table:table>
      <text:p text:style-name="P7"/>
      <table:table table:name="表格13" table:style-name="表格13">
        <table:table-column table:style-name="表格13.A"/>
        <table:table-column table:style-name="表格13.B"/>
        <table:table-column table:style-name="表格13.C"/>
        <table:table-row>
          <table:table-cell table:style-name="表格13.A1" office:value-type="string">
            <text:p text:style-name="P12">更新日期</text:p>
          </table:table-cell>
          <table:table-cell table:style-name="表格13.A1" office:value-type="string">
            <text:p text:style-name="P15">项目版本</text:p>
          </table:table-cell>
          <table:table-cell table:style-name="表格13.C1" office:value-type="string">
            <text:p text:style-name="P12">更新内容</text:p>
          </table:table-cell>
        </table:table-row>
        <table:table-row>
          <table:table-cell table:style-name="表格13.A2" office:value-type="string">
            <text:p text:style-name="P16"><text:date style:data-style-name="N76" text:date-value="2017-04-24T03:34:28.491000146" text:fixed="true">2017年4月24日</text:date></text:p>
          </table:table-cell>
          <table:table-cell table:style-name="表格13.A2" office:value-type="string">
            <text:p text:style-name="P19"><text:span text:style-name="T11">Arduino</text:span> Project</text:p>
            <text:p text:style-name="P19">0.1</text:p>
          </table:table-cell>
          <table:table-cell table:style-name="表格13.C2" office:value-type="string">
            <text:list xml:id="list693550485247423451" text:style-name="L3">
              <text:list-item>
                <text:p text:style-name="P41">创建档案</text:p>
              </text:list-item>
              <text:list-item>
                <text:p text:style-name="P35">自动连接WIFI热点CommStation</text:p>
              </text:list-item>
              <text:list-item>
                <text:p text:style-name="P35">TCP/IP服务器接收指令</text:p>
              </text:list-item>
            </text:list>
          </table:table-cell>
        </table:table-row>
        <table:table-row>
          <table:table-cell table:style-name="表格13.A2" office:value-type="string">
            <text:p text:style-name="P16"><text:date style:data-style-name="N76" text:date-value="2017-04-29T18:28:03.732999837" text:fixed="true">2017年4月29日</text:date></text:p>
          </table:table-cell>
          <table:table-cell table:style-name="表格13.A2" office:value-type="string">
            <text:p text:style-name="P20"><text:span text:style-name="T11">Arduino</text:span> Project</text:p>
            <text:p text:style-name="P21">0.2</text:p>
          </table:table-cell>
          <table:table-cell table:style-name="表格13.C2" office:value-type="string">
            <text:list xml:id="list195717045667367" text:continue-numbering="true" text:style-name="L3">
              <text:list-item>
                <text:p text:style-name="P39">使用<text:span text:style-name="T10">PWM</text:span>控制电调</text:p>
              </text:list-item>
              <text:list-item>
                <text:p text:style-name="P36">修改<text:span text:style-name="T12">tcp接收规则，由以前的不容许结束符后跟随字符改为每接受一次结束符则将缓存中的指令赋值给电机控制变量</text:span></text:p>
              </text:list-item>
              <text:list-item>
                <text:p text:style-name="P37">若电机没有新指令则0.5s后停止输出脉冲</text:p>
              </text:list-item>
            </text:list>
          </table:table-cell>
        </table:table-row>
        <table:table-row>
          <table:table-cell table:style-name="表格13.A2" office:value-type="string">
            <text:p text:style-name="P16"><text:date style:data-style-name="N76" text:date-value="2017-04-29T19:57:15.782000119">2017年4月29日</text:date></text:p>
          </table:table-cell>
          <table:table-cell table:style-name="表格13.A2" office:value-type="string">
            <text:p text:style-name="P20"><text:span text:style-name="T11">Arduino</text:span> Project</text:p>
            <text:p text:style-name="P21"/>
          </table:table-cell>
          <table:table-cell table:style-name="表格13.C2" office:value-type="string">
            <text:list xml:id="list195717666555277" text:continue-numbering="true" text:style-name="L3">
              <text:list-item>
                <text:p text:style-name="P54"/>
              </text:list-item>
            </text:list>
          </table:table-cell>
        </table:table-row>
      </table:table>
      <text:p text:style-name="P2"/>
      <text:h text:style-name="P24" text:outline-level="1"><text:bookmark-start text:name="__RefHeading___Toc83_2009966291"/><text:span text:style-name="T1">计划</text:span>功能<text:bookmark-end text:name="__RefHeading___Toc83_2009966291"/></text:h>
      <text:p text:style-name="P6"/>
      <text:h text:style-name="P29" text:outline-level="2"><text:bookmark-start text:name="__RefHeading___Toc85_2009966291"/>正式版本目标<text:bookmark-end text:name="__RefHeading___Toc85_2009966291"/></text:h>
      <text:list xml:id="list6447092794840237114" text:style-name="L4">
        <text:list-item>
          <text:p text:style-name="P45"/>
        </text:list-item>
      </text:list>
      <text:h text:style-name="P30" text:outline-level="2"><text:bookmark-start text:name="__RefHeading___Toc87_2009966291"/>新增功能目标<text:bookmark-end text:name="__RefHeading___Toc87_2009966291"/></text:h>
      <text:h text:style-name="P26" text:outline-level="3"><text:bookmark-start text:name="__RefHeading___Toc1531_99736836"/><text:span text:style-name="T8">Arduino</text:span><text:span text:style-name="T5"> </text:span><text:span text:style-name="T7">Project</text:span><text:bookmark-end text:name="__RefHeading___Toc1531_99736836"/></text:h>
      <text:list xml:id="list3942643152441609811" text:style-name="L5">
        <text:list-item>
          <text:p text:style-name="P46"/>
        </text:list-item>
      </text:list>
      <text:h text:style-name="Heading_20_3" text:outline-level="3"><text:bookmark-start text:name="__RefHeading___Toc1725_869083392"/>脚本代码<text:bookmark-end text:name="__RefHeading___Toc1725_869083392"/></text:h>
      <text:list xml:id="list689537944464688654" text:style-name="L6">
        <text:list-item>
          <text:p text:style-name="P47"/>
        </text:list-item>
      </text:list>
      <text:h text:style-name="P30" text:outline-level="2"><text:bookmark-start text:name="__RefHeading___Toc89_2009966291"/>修正目标<text:bookmark-end text:name="__RefHeading___Toc89_2009966291"/></text:h>
      <text:h text:style-name="P26" text:outline-level="3"><text:bookmark-start text:name="__RefHeading___Toc1727_869083392"/><text:span text:style-name="T8">Arduino</text:span>工程<text:bookmark-end text:name="__RefHeading___Toc1727_869083392"/></text:h>
      <text:list xml:id="list9171383070273784933" text:style-name="L7">
        <text:list-item>
          <text:p text:style-name="P50"/>
        </text:list-item>
      </text:list>
      <text:h text:style-name="P27" text:outline-level="3"><text:bookmark-start text:name="__RefHeading___Toc1729_869083392"/>脚本代码<text:bookmark-end text:name="__RefHeading___Toc1729_869083392"/></text:h>
      <text:list xml:id="list8167014134985052720" text:style-name="L8">
        <text:list-item>
          <text:p text:style-name="P51"/>
        </text:list-item>
      </text:list>
      <text:h text:style-name="Heading_20_2" text:outline-level="2"><text:bookmark-start text:name="__RefHeading___Toc91_2009966291"/>未定义<text:bookmark-end text:name="__RefHeading___Toc91_2009966291"/></text:h>
      <text:list xml:id="list6601934025434937333" text:style-name="L9">
        <text:list-item>
          <text:p text:style-name="P53"/>
        </text:list-item>
      </text:list>
      <text:h text:style-name="P32" text:outline-level="2"><text:bookmark-start text:name="__RefHeading___Toc1054_81647745"/><text:soft-page-break/>已完成<text:bookmark-end text:name="__RefHeading___Toc1054_81647745"/></text:h>
      <text:h text:style-name="P28" text:outline-level="3"><text:bookmark-start text:name="__RefHeading___Toc1533_99736836"/><text:span text:style-name="T8">Arduino </text:span><text:span text:style-name="T6">Project</text:span><text:bookmark-end text:name="__RefHeading___Toc1533_99736836"/></text:h>
      <text:list xml:id="list195716605446832" text:continue-list="list3942643152441609811" text:style-name="L5">
        <text:list-item>
          <text:p text:style-name="P48">自动连接WIFI热点CommStation</text:p>
        </text:list-item>
        <text:list-item>
          <text:p text:style-name="P48">TCP/IP服务器接收指令</text:p>
        </text:list-item>
      </text:list>
      <text:h text:style-name="P28" text:outline-level="3"><text:bookmark-start text:name="__RefHeading___Toc1725_8690833921"/>脚本代码<text:bookmark-end text:name="__RefHeading___Toc1725_8690833921"/></text:h>
      <text:h text:style-name="Heading_20_4" text:outline-level="4"><text:bookmark-start text:name="__RefHeading___Toc1056_81647745"/>功能<text:bookmark-end text:name="__RefHeading___Toc1056_81647745"/></text:h>
      <text:list xml:id="list195716684062016" text:continue-list="list689537944464688654" text:style-name="L6">
        <text:list-item>
          <text:p text:style-name="P49"/>
        </text:list-item>
      </text:list>
      <text:h text:style-name="Heading_20_4" text:outline-level="4"><text:bookmark-start text:name="__RefHeading___Toc1058_81647745"/>修正<text:bookmark-end text:name="__RefHeading___Toc1058_81647745"/></text:h>
      <text:list xml:id="list675212780101285326" text:style-name="L10">
        <text:list-item>
          <text:p text:style-name="P52"/>
        </text:list-item>
      </text:list>
      <text:p text:style-name="P8"/>
      <text:h text:style-name="P25" text:outline-level="1"><text:bookmark-start text:name="__RefHeading___Toc2250_1554858174"/>脚本代码<text:bookmark-end text:name="__RefHeading___Toc2250_1554858174"/></text:h>
      <text:h text:style-name="P31" text:outline-level="2"><text:bookmark-start text:name="__RefHeading___Toc2252_1554858174"/>(Script <text:s/>Name)<text:bookmark-end text:name="__RefHeading___Toc2252_1554858174"/></text:h>
      <text:h text:style-name="P43" text:outline-level="4"><text:bookmark-start text:name="__RefHeading___Toc111_2009966291213011"/>正式版本<text:bookmark-end text:name="__RefHeading___Toc111_2009966291213011"/></text:h>
      <table:table table:name="表格25" table:style-name="表格25">
        <table:table-column table:style-name="表格25.A"/>
        <table:table-column table:style-name="表格25.B"/>
        <table:table-column table:style-name="表格25.C"/>
        <table:table-row>
          <table:table-cell table:style-name="表格25.A1" office:value-type="string">
            <text:p text:style-name="P9">描述</text:p>
          </table:table-cell>
          <table:table-cell table:style-name="表格25.A1" office:value-type="string">
            <text:p text:style-name="P9">版本</text:p>
          </table:table-cell>
          <table:table-cell table:style-name="表格25.C1" office:value-type="string">
            <text:p text:style-name="P9">内容</text:p>
          </table:table-cell>
        </table:table-row>
        <table:table-row>
          <table:table-cell table:style-name="表格25.A2" office:value-type="string">
            <text:p text:style-name="P13"/>
          </table:table-cell>
          <table:table-cell table:style-name="表格25.A2" office:value-type="string">
            <text:p text:style-name="P17"/>
          </table:table-cell>
          <table:table-cell table:style-name="表格25.C2" office:value-type="string">
            <text:p text:style-name="P17"/>
          </table:table-cell>
        </table:table-row>
        <table:table-row>
          <table:table-cell table:style-name="表格25.A2" office:value-type="string">
            <text:p text:style-name="P3"/>
          </table:table-cell>
          <table:table-cell table:style-name="表格25.A2" office:value-type="string">
            <text:p text:style-name="P17"/>
          </table:table-cell>
          <table:table-cell table:style-name="表格25.C2" office:value-type="string">
            <text:p text:style-name="P17"/>
          </table:table-cell>
        </table:table-row>
      </table:table>
      <text:p text:style-name="P3"/>
      <text:h text:style-name="P43" text:outline-level="4"><text:bookmark-start text:name="__RefHeading___Toc113_2009966291223111"/>新增功能<text:bookmark-end text:name="__RefHeading___Toc113_2009966291223111"/></text:h>
      <table:table table:name="表格26" table:style-name="表格26">
        <table:table-column table:style-name="表格26.A"/>
        <table:table-column table:style-name="表格26.B"/>
        <table:table-column table:style-name="表格26.C"/>
        <table:table-row>
          <table:table-cell table:style-name="表格26.A1" office:value-type="string">
            <text:p text:style-name="P9">描述</text:p>
          </table:table-cell>
          <table:table-cell table:style-name="表格26.A1" office:value-type="string">
            <text:p text:style-name="P9">版本</text:p>
          </table:table-cell>
          <table:table-cell table:style-name="表格26.C1" office:value-type="string">
            <text:p text:style-name="P9">内容</text:p>
          </table:table-cell>
        </table:table-row>
        <table:table-row>
          <table:table-cell table:style-name="表格26.A2" office:value-type="string">
            <text:p text:style-name="P17"/>
          </table:table-cell>
          <table:table-cell table:style-name="表格26.A2" office:value-type="string">
            <text:p text:style-name="P17">0.1.0</text:p>
          </table:table-cell>
          <table:table-cell table:style-name="表格26.C2" office:value-type="string">
            <text:p text:style-name="P17"/>
          </table:table-cell>
        </table:table-row>
        <table:table-row>
          <table:table-cell table:style-name="表格26.A2" office:value-type="string">
            <text:p text:style-name="P3"/>
          </table:table-cell>
          <table:table-cell table:style-name="表格26.A2" office:value-type="string">
            <text:p text:style-name="P17"/>
          </table:table-cell>
          <table:table-cell table:style-name="表格26.C2" office:value-type="string">
            <text:p text:style-name="P17"/>
          </table:table-cell>
        </table:table-row>
      </table:table>
      <text:p text:style-name="P3"/>
      <text:h text:style-name="P43" text:outline-level="4"><text:bookmark-start text:name="__RefHeading___Toc115_2009966291233211"/>修正<text:bookmark-end text:name="__RefHeading___Toc115_2009966291233211"/></text:h>
      <table:table table:name="表格27" table:style-name="表格27">
        <table:table-column table:style-name="表格27.A"/>
        <table:table-column table:style-name="表格27.B"/>
        <table:table-column table:style-name="表格27.C"/>
        <table:table-row>
          <table:table-cell table:style-name="表格27.A1" office:value-type="string">
            <text:p text:style-name="P9">描述</text:p>
          </table:table-cell>
          <table:table-cell table:style-name="表格27.A1" office:value-type="string">
            <text:p text:style-name="P9">版本</text:p>
          </table:table-cell>
          <table:table-cell table:style-name="表格27.C1" office:value-type="string">
            <text:p text:style-name="P9">内容</text:p>
          </table:table-cell>
        </table:table-row>
        <table:table-row>
          <table:table-cell table:style-name="表格27.A2" office:value-type="string">
            <text:p text:style-name="P17"/>
          </table:table-cell>
          <table:table-cell table:style-name="表格27.A2" office:value-type="string">
            <text:p text:style-name="P17">0.0.<text:span text:style-name="T4">1</text:span></text:p>
          </table:table-cell>
          <table:table-cell table:style-name="表格27.C2" office:value-type="string">
            <text:p text:style-name="P17"/>
          </table:table-cell>
        </table:table-row>
        <table:table-row>
          <table:table-cell table:style-name="表格27.A2" office:value-type="string">
            <text:p text:style-name="P3"/>
          </table:table-cell>
          <table:table-cell table:style-name="表格27.A2" office:value-type="string">
            <text:p text:style-name="P17"/>
          </table:table-cell>
          <table:table-cell table:style-name="表格27.C2" office:value-type="string">
            <text:p text:style-name="P17"/>
          </table:table-cell>
        </table:table-row>
      </table:table>
      <text:p text:style-name="P3"/>
      <text:p text:style-name="P3"/>
      <text:h text:style-name="P33" text:outline-level="2"><text:bookmark-start text:name="__RefHeading___Toc2254_1554858174"/>(Script <text:s/>Name)<text:bookmark-end text:name="__RefHeading___Toc2254_1554858174"/></text:h>
      <text:h text:style-name="P44" text:outline-level="4"><text:bookmark-start text:name="__RefHeading___Toc111_20099662912130111"/>正式版本<text:bookmark-end text:name="__RefHeading___Toc111_20099662912130111"/></text:h>
      <table:table table:name="表格2" table:style-name="表格2">
        <table:table-column table:style-name="表格2.A"/>
        <table:table-column table:style-name="表格2.B"/>
        <table:table-column table:style-name="表格2.C"/>
        <table:table-row>
          <table:table-cell table:style-name="表格2.A1" office:value-type="string">
            <text:p text:style-name="P10">描述</text:p>
          </table:table-cell>
          <table:table-cell table:style-name="表格2.A1" office:value-type="string">
            <text:p text:style-name="P10">版本</text:p>
          </table:table-cell>
          <table:table-cell table:style-name="表格2.C1" office:value-type="string">
            <text:p text:style-name="P10">内容</text:p>
          </table:table-cell>
        </table:table-row>
        <table:table-row>
          <table:table-cell table:style-name="表格2.A2" office:value-type="string">
            <text:p text:style-name="P14"/>
          </table:table-cell>
          <table:table-cell table:style-name="表格2.A2" office:value-type="string">
            <text:p text:style-name="P18"/>
          </table:table-cell>
          <table:table-cell table:style-name="表格2.C2" office:value-type="string">
            <text:p text:style-name="P18"/>
          </table:table-cell>
        </table:table-row>
        <table:table-row>
          <table:table-cell table:style-name="表格2.A2" office:value-type="string">
            <text:p text:style-name="P4"/>
          </table:table-cell>
          <table:table-cell table:style-name="表格2.A2" office:value-type="string">
            <text:p text:style-name="P18"/>
          </table:table-cell>
          <table:table-cell table:style-name="表格2.C2" office:value-type="string">
            <text:p text:style-name="P18"/>
          </table:table-cell>
        </table:table-row>
      </table:table>
      <text:p text:style-name="P4"/>
      <text:h text:style-name="P44" text:outline-level="4"><text:bookmark-start text:name="__RefHeading___Toc113_20099662912231111"/>新增功能<text:bookmark-end text:name="__RefHeading___Toc113_20099662912231111"/></text:h>
      <table:table table:name="表格3" table:style-name="表格3">
        <table:table-column table:style-name="表格3.A"/>
        <table:table-column table:style-name="表格3.B"/>
        <table:table-column table:style-name="表格3.C"/>
        <table:table-row>
          <table:table-cell table:style-name="表格3.A1" office:value-type="string">
            <text:p text:style-name="P10">描述</text:p>
          </table:table-cell>
          <table:table-cell table:style-name="表格3.A1" office:value-type="string">
            <text:p text:style-name="P10">版本</text:p>
          </table:table-cell>
          <table:table-cell table:style-name="表格3.C1" office:value-type="string">
            <text:p text:style-name="P10">内容</text:p>
          </table:table-cell>
        </table:table-row>
        <table:table-row>
          <table:table-cell table:style-name="表格3.A2" office:value-type="string">
            <text:p text:style-name="P18"/>
          </table:table-cell>
          <table:table-cell table:style-name="表格3.A2" office:value-type="string">
            <text:p text:style-name="P18">0.1.0</text:p>
          </table:table-cell>
          <table:table-cell table:style-name="表格3.C2" office:value-type="string">
            <text:p text:style-name="P18"/>
          </table:table-cell>
        </table:table-row>
        <table:table-row>
          <table:table-cell table:style-name="表格3.A2" office:value-type="string">
            <text:p text:style-name="P4"/>
          </table:table-cell>
          <table:table-cell table:style-name="表格3.A2" office:value-type="string">
            <text:p text:style-name="P18"/>
          </table:table-cell>
          <table:table-cell table:style-name="表格3.C2" office:value-type="string">
            <text:p text:style-name="P18"/>
          </table:table-cell>
        </table:table-row>
      </table:table>
      <text:p text:style-name="P4"/>
      <text:h text:style-name="P44" text:outline-level="4"><text:bookmark-start text:name="__RefHeading___Toc115_20099662912332111"/>修正<text:bookmark-end text:name="__RefHeading___Toc115_20099662912332111"/></text:h>
      <table:table table:name="表格4" table:style-name="表格4">
        <table:table-column table:style-name="表格4.A"/>
        <table:table-column table:style-name="表格4.B"/>
        <table:table-column table:style-name="表格4.C"/>
        <table:table-row>
          <table:table-cell table:style-name="表格4.A1" office:value-type="string">
            <text:p text:style-name="P10">描述</text:p>
          </table:table-cell>
          <table:table-cell table:style-name="表格4.A1" office:value-type="string">
            <text:p text:style-name="P10">版本</text:p>
          </table:table-cell>
          <table:table-cell table:style-name="表格4.C1" office:value-type="string">
            <text:p text:style-name="P10">内容</text:p>
          </table:table-cell>
        </table:table-row>
        <table:table-row>
          <table:table-cell table:style-name="表格4.A2" office:value-type="string">
            <text:p text:style-name="P18"/>
          </table:table-cell>
          <table:table-cell table:style-name="表格4.A2" office:value-type="string">
            <text:p text:style-name="P18">0.0.<text:span text:style-name="T4">1</text:span></text:p>
          </table:table-cell>
          <table:table-cell table:style-name="表格4.C2" office:value-type="string">
            <text:p text:style-name="P18"/>
          </table:table-cell>
        </table:table-row>
        <table:table-row>
          <table:table-cell table:style-name="表格4.A2" office:value-type="string">
            <text:p text:style-name="P4"/>
          </table:table-cell>
          <table:table-cell table:style-name="表格4.A2" office:value-type="string">
            <text:p text:style-name="P18"/>
          </table:table-cell>
          <table:table-cell table:style-name="表格4.C2" office:value-type="string">
            <text:p text:style-name="P18"/>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黑体" svg:font-family="黑体" style:font-adornments="粗体" style:font-family-generic="modern" style:font-pitch="fixed"/>
    <style:font-face style:name="宋体" svg:font-family="宋体" style:font-adornments="粗体" style:font-pitch="variable"/>
    <style:font-face style:name="Times New Roman" svg:font-family="'Times New Roman'" style:font-family-generic="roman" style:font-pitch="variable"/>
    <style:font-face style:name="Arial" svg:font-family="Arial" style:font-family-generic="swiss" style:font-pitch="variable"/>
    <style:font-face style:name="微软雅黑" svg:font-family="微软雅黑" style:font-adornments="标准" style:font-family-generic="swiss" style:font-pitch="variable"/>
    <style:font-face style:name="微软雅黑1" svg:font-family="微软雅黑" style:font-adornments="粗体"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name-asian="微软雅黑" style:font-family-asian="微软雅黑" style:font-style-name-asian="标准" style:font-family-generic-asian="swiss" style:font-pitch-asian="variable" style:font-size-asian="12pt" style:font-size-complex="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text-properties fo:font-size="130%" fo:font-weight="bold" style:font-name-asian="黑体" style:font-family-asian="黑体" style:font-style-name-asian="粗体" style:font-family-generic-asian="modern" style:font-pitch-asian="fixed" style:font-size-asian="130%" style:font-style-asian="normal"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name-asian="宋体" style:font-family-asian="宋体" style:font-style-name-asian="粗体" style:font-pitch-asian="variabl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4cm" fo:margin-right="0cm" fo:margin-top="0.247cm" fo:margin-bottom="0.212cm" loext:contextual-spacing="false" fo:line-height="150%" fo:text-align="start" style:justify-single-word="false" fo:text-indent="-0.764cm" style:auto-text-indent="false" style:page-number="auto">
        <style:tab-stops/>
      </style:paragraph-properties>
      <style:text-properties fo:font-size="101%" fo:font-style="normal" fo:font-weight="normal" style:font-name-asian="微软雅黑1" style:font-family-asian="微软雅黑" style:font-style-name-asian="粗体" style:font-family-generic-asian="swiss" style:font-pitch-asian="variable" style:font-size-asian="101%" style:font-style-asian="normal" style:font-weight-asian="normal"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第" style:num-suffix="条"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节"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①, ②, ③, ...">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i">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i">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i">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i">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i">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chapter text:display="number-and-name" text:outline-level="2">节4.2.(Script  Name)</text:chapter></text:p>
      </style:header>
    </style:master-page>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5H7M53S</meta:editing-duration>
    <meta:editing-cycles>311</meta:editing-cycles>
    <meta:generator>LibreOffice/5.2.5.1$Windows_x86 LibreOffice_project/0312e1a284a7d50ca85a365c316c7abbf20a4d22</meta:generator>
    <dc:date>2017-04-29T19:55:31.527000000</dc:date>
    <meta:document-statistic meta:table-count="9" meta:image-count="0" meta:object-count="0" meta:page-count="7" meta:paragraph-count="115" meta:word-count="617" meta:character-count="1002" meta:non-whitespace-character-count="929"/>
    <meta:user-defined meta:name="Info 1"/>
    <meta:user-defined meta:name="Info 2"/>
    <meta:user-defined meta:name="Info 3"/>
    <meta:user-defined meta:name="Info 4"/>
  </office:meta>
</office:document-meta>
</file>